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keep-together="auto" fo:orphans="0" fo:widows="0" fo:padding="0in" fo:border="none" fo:keep-with-next="auto"/>
    </style:style>
    <style:style style:name="P2" style:family="paragraph" style:parent-style-name="Standard" style:master-page-name="Standard">
      <style:paragraph-properties fo:margin-top="0in" fo:margin-bottom="0in" loext:contextual-spacing="false" fo:keep-together="auto" fo:orphans="0" fo:widows="0" style:page-number="1" fo:padding="0in" fo:border="none" fo:keep-with-next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estions:</text:p>
      <text:p text:style-name="P1"/>
      <text:p text:style-name="P1">1. What are the tax treatment benefits?</text:p>
      <text:p text:style-name="P1"/>
      <text:p text:style-name="P1">Tax benefit 30 year fixed at about 3.5%, 1.2 million at 3.75 range. <text:s/>Pay a point drops rate ¼ point. <text:s/>Principle residence. <text:s/>Deductable on principle residence. <text:s/>If we took a loan on 519 and buy a property with it, we use “tracing rules” - interest becomes “investment interest” deductable on schedule E, falls into passive loss rules. <text:s/>If we didn’t buy with it, not deductable over $100K.</text:p>
      <text:p text:style-name="P1"/>
      <text:p text:style-name="P1">Better interest rate and terms from borrowing out of principle residence.</text:p>
      <text:p text:style-name="P1"/>
      <text:p text:style-name="P1">Investment property deductable up to amount of income. <text:s/>Otherwise passive loss.</text:p>
      <text:p text:style-name="P1"/>
      <text:p text:style-name="P1">$.5M cash, $1.5M loan on purchased property</text:p>
      <text:p text:style-name="P1">$1M loan on gravilla, $1M cash</text:p>
      <text:p text:style-name="P1">disclose tax stuff...</text:p>
      <text:p text:style-name="P1"/>
      <text:p text:style-name="P1">2. What amounts are available?</text:p>
      <text:p text:style-name="P1"/>
      <text:p text:style-name="P1">3. What are the rates?</text:p>
      <text:p text:style-name="P1"/>
      <text:p text:style-name="P1">low - 3.5%, 3.75%..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true" fo:line-height="115%" fo:text-align="start" style:justify-single-word="false" fo:keep-together="auto" fo:orphans="0" fo:widows="0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uto" fo:orphans="0" fo:widows="0" fo:keep-with-next="auto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uto" fo:orphans="0" fo:widows="0" fo:keep-with-next="auto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uto" fo:orphans="0" fo:widows="0" fo:keep-with-next="auto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uto" fo:orphans="0" fo:widows="0" fo:keep-with-next="auto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uto" fo:orphans="0" fo:widows="0" fo:keep-with-next="auto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uto" fo:orphans="0" fo:widows="0" fo:keep-with-next="auto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uto" fo:orphans="0" fo:widows="0" fo:keep-with-next="auto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27" meta:character-count="754" meta:non-whitespace-character-count="632"/>
    <meta:generator>LibreOfficeDev/5.1.0.3$Linux_X86_64 LibreOffice_project/</meta:generator>
  </office:meta>
</office:document-meta>
</file>